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Día</text:p>
          </table:table-cell>
          <table:table-cell office:value-type="string" calcext:value-type="string">
            <text:p>Temperatura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15/04/20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15/04/2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15/04/202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16/04/2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16/04/2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16/04/20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17/04/20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17/04/202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17/04/202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18/04/202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alparaíso</text:p>
          </table:table-cell>
          <table:table-cell office:value-type="string" calcext:value-type="string">
            <text:p>18/04/20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18/04/2023</text:p>
          </table:table-cell>
          <table:table-cell office:value-type="float" office:value="9" calcext:value-type="float">
            <text:p>9</text:p>
          </table:table-cell>
        </table:table-row>
      </table:table>
      <table:table table:name="Hoja2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paí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peratura</text:p>
          </table:table-cell>
          <table:table-cell table:style-name="Default" office:value-type="string" calcext:value-type="string">
            <text:p>id_ciuda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5/04/202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Valparaíso</text:p>
          </table:table-cell>
          <table:table-cell office:value-type="string" calcext:value-type="string">
            <text:p>Chi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/04/202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rgentina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/04/2023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16/04/202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6/04/2023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16/04/202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17/04/202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17/04/2023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17/04/202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18/04/202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18/04/2023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8/04/202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09:39:09.758073398</meta:creation-date>
    <dc:date>2023-04-15T20:24:16.415195731</dc:date>
    <meta:editing-duration>PT10H34M56S</meta:editing-duration>
    <meta:editing-cycles>1</meta:editing-cycles>
    <meta:document-statistic meta:table-count="2" meta:cell-count="103" meta:object-count="0"/>
    <meta:generator>LibreOffice/6.4.7.2$Linux_X86_64 LibreOffice_project/40$Build-2</meta:generator>
  </office:meta>
</office:document-meta>
</file>